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2pt" style:text-underline-style="none" style:font-size-asian="12pt" style:font-size-complex="12pt"/>
    </style:style>
    <style:style style:name="P3" style:family="paragraph" style:parent-style-name="Standard">
      <style:paragraph-properties fo:text-align="start" style:justify-single-word="false"/>
      <style:text-properties fo:font-size="12pt" style:text-underline-style="none" officeooo:paragraph-rsid="001920ea" style:font-size-asian="12pt" style:font-size-complex="12pt"/>
    </style:style>
    <style:style style:name="P4" style:family="paragraph" style:parent-style-name="Standard">
      <style:paragraph-properties fo:text-align="start" style:justify-single-word="false"/>
      <style:text-properties fo:font-size="12pt" style:text-underline-style="none" officeooo:paragraph-rsid="001ab7b1" style:font-size-asian="12pt" style:font-size-complex="12pt"/>
    </style:style>
    <style:style style:name="P5" style:family="paragraph" style:parent-style-name="Standard">
      <style:paragraph-properties fo:text-align="start" style:justify-single-word="false"/>
      <style:text-properties fo:font-size="12pt" style:text-underline-style="none" officeooo:paragraph-rsid="001afa70" style:font-size-asian="12pt" style:font-size-complex="12pt"/>
    </style:style>
    <style:style style:name="P6" style:family="paragraph" style:parent-style-name="Standard">
      <style:paragraph-properties fo:text-align="start" style:justify-single-word="false"/>
      <style:text-properties fo:font-size="12pt" style:text-underline-style="none" officeooo:rsid="001ab7b1" officeooo:paragraph-rsid="001ab7b1" style:font-size-asian="12pt" style:font-size-complex="12pt"/>
    </style:style>
    <style:style style:name="T1" style:family="text">
      <style:text-properties officeooo:rsid="001920ea"/>
    </style:style>
    <style:style style:name="T2" style:family="text">
      <style:text-properties officeooo:rsid="001ab7b1"/>
    </style:style>
    <style:style style:name="T3" style:family="text">
      <style:text-properties officeooo:rsid="001afa70"/>
    </style:style>
    <style:style style:name="T4" style:family="text">
      <style:text-properties officeooo:rsid="001ddf3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che Protocole de mise marche et de la reproduction de l'appareil :</text:p>
      <text:p text:style-name="P1">Le Lexicalud</text:p>
      <text:p text:style-name="P2"/>
      <text:p text:style-name="P2">Liste exhaustive du matériel physique nécessaire :</text:p>
      <text:p text:style-name="P2"><text:s/>- 2 Raspberry Pi. Leur modèle importe peu, tant que ceux-ci possèdent au moins deux ports USB, un port Jack, le GPIO (pins 6, 8 et 10) ainsi qu'un port HDMI ou tout autre port vidéo pour le mise en route. Les deux Raspberry doivent avoir accès à internet ;</text:p>
      <text:p text:style-name="P2"><text:s/>- 2 claviers <text:span text:style-name="T2">USB </text:span>;</text:p>
      <text:p text:style-name="P2"><text:s/>- 2 cartes micro SD ;</text:p>
      <text:p text:style-name="P2"><text:s/>- 2 paires d'écouteurs ;</text:p>
      <text:p text:style-name="P2"><text:s/>- 1 enceinte (Bluetooth) muni de son propre chargeur ;</text:p>
      <text:p text:style-name="P2"><text:s/>- 2 chargeurs secteur ;</text:p>
      <text:p text:style-name="P2"><text:s/>- 3 câbles série (jump wires).</text:p>
      <text:p text:style-name="P2"/>
      <text:p text:style-name="P2">Liste exhaustive du matériel numérique :</text:p>
      <text:p text:style-name="P2"><text:s/>- fichier mainpy.py ;</text:p>
      <text:p text:style-name="P2"><text:s/>- fichier slavepy.py ;</text:p>
      <text:p text:style-name="P2"><text:s/>- fichier dit.sh ;</text:p>
      <text:p text:style-name="P2"><text:s/>- fichier lexique de type .txt ;</text:p>
      <text:p text:style-name="P2"/>
      <text:p text:style-name="P4">Étapes à suivre pour la mise en fonctionnement :</text:p>
      <text:p text:style-name="P2"><text:s/>- télécharger le dossier NOOBS (.zip) sur le site officiel de Raspberry Pi : <text:a xlink:type="simple" xlink:href="https://www.raspberrypi.org/downloads/noobs/" text:style-name="Internet_20_link" text:visited-style-name="Visited_20_Internet_20_Link">https://www.raspberrypi.org/downloads/noobs/</text:a> ;</text:p>
      <text:p text:style-name="P2"><text:s/>- extraire <text:span text:style-name="T2">les documents et fichiers</text:span> sur les deux cartes micro SD ;</text:p>
      <text:p text:style-name="P2">(Les <text:span text:style-name="T2">9</text:span> étapes qui suivent sont à faire sur les deux Raspberry Pi's.)</text:p>
      <text:p text:style-name="P2"><text:s/>- faire démarrer le Raspberry Pi ;</text:p>
      <text:p text:style-name="P3"><text:s/>- déplacer les fichiers mainpy.py, slavepy.py ainsi que le lexique dans le dossier '<text:span text:style-name="T1">/home/pi/Documents</text:span>' ;</text:p>
      <text:p text:style-name="P3"><text:s/>- déplacer le fichier dit.sh dans le dossie '<text:span text:style-name="T1">/home/pi</text:span>' ;</text:p>
      <text:p text:style-name="P2"><text:s/>- entrer la commande suivante dans le terminal : sudo apt-get update ;</text:p>
      <text:p text:style-name="P2"><text:s/>- entrer la commande suivante dans le terminal : sudo chmod <text:span text:style-name="T4">755 </text:span>dit.sh ;</text:p>
      <text:p text:style-name="P2"><text:s/>- entrer la commande suivante dans le terminal : sudo apt-get install libttspico-utils ;</text:p>
      <text:p text:style-name="P2"><text:s/>- entrer la commande suivante dans le terminal : pip install pyserial ;</text:p>
      <text:p text:style-name="P5"><text:s/><text:span text:style-name="T3">- pour la configuration de la porte série, suivre : </text:span><text:a xlink:type="simple" xlink:href="http://www.instructables.com/id/Read-and-write-from-serial-port-with-Raspberry-Pi/" text:style-name="Internet_20_link" text:visited-style-name="Visited_20_Internet_20_Link"><text:span text:style-name="T3">http://www.instructables.com/id/Read-and-write-from-serial-port-with-Raspberry-Pi/</text:span></text:a><text:span text:style-name="T3"> </text:span></text:p>
      <text:p text:style-name="P3"><text:s/>- déplacer le fichier dit.sh dans le dossier '<text:span text:style-name="T1">/home/pi/Documents</text:span>' ;</text:p>
      <text:p text:style-name="P2">(Fin des <text:span text:style-name="T2">9</text:span> étapes)</text:p>
      <text:p text:style-name="P2"><text:s/>- <text:span text:style-name="T2">relier</text:span> les deux Raspberry Pi's entre eux :</text:p>
      <text:p text:style-name="P2"><text:s/>– du pin 6 vers le pin 6</text:p>
      <text:p text:style-name="P2"><text:s/>– du pin 8 vers le pin 10</text:p>
      <text:p text:style-name="P2"><text:s/>– du pin 10 vers le pin 8</text:p>
      <text:p text:style-name="P2"/>
      <text:p text:style-name="P2"/>
      <text:p text:style-name="P6">Notes :</text:p>
      <text:p text:style-name="P6"><text:tab/>Les codes données s’avèrent ne pas faire usage de l’enceinte. Celle-ci n’est nécessaire que de façon purement optionnelle et peut remplacer l’une des paires d’écouteur lors de démonstration. En effet l’incorporation dans le code d’une troisième sortie audio pour uniquement deux raspberry est, bien que possible, très lente. Si une gestion d’une enceinte doit être incorporée, celle-ci ne se fera qu’à posteriori.</text:p>
      <text:p text:style-name="P6"><text:tab/>Selon les modèles des raspberry, il se peut qu’une erreur surviennent dans le programme lors de la gestion de la liaison série car les noms des ports peuvent différer. Ceci est imprévisible / difficile à prévoir. <text:span text:style-name="T3">Le lien de la 8ème étape à effectuer sur les deux raspberry explique tout ce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2:06:48.05</meta:creation-date>
    <dc:date>2018-05-27T16:53:19.946909635</dc:date>
    <meta:editing-duration>PT30M33S</meta:editing-duration>
    <meta:editing-cycles>7</meta:editing-cycles>
    <meta:generator>LibreOffice/5.2.7.2$Linux_ARM_EABI LibreOffice_project/20m0$Build-2</meta:generator>
    <meta:document-statistic meta:table-count="0" meta:image-count="0" meta:object-count="0" meta:page-count="1" meta:paragraph-count="36" meta:word-count="440" meta:character-count="2569" meta:non-whitespace-character-count="2133"/>
  </office:meta>
</office:document-meta>
</file>